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1d82" officeooo:paragraph-rsid="00111d82"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11d82" officeooo:paragraph-rsid="00111d82"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style="italic" fo:font-weight="normal" officeooo:rsid="00169792" officeooo:paragraph-rsid="00169792"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196189" officeooo:paragraph-rsid="00196189" style:font-size-asian="10.5pt" style:font-style-asian="normal" style:font-weight-asian="bold" style:font-size-complex="12pt" style:font-style-complex="normal" style:font-weight-complex="bold"/>
    </style:style>
    <style:style style:name="P5" style:family="paragraph" style:parent-style-name="Standard" style:list-style-name="L1">
      <style:paragraph-properties fo:text-align="start" style:justify-single-word="false"/>
      <style:text-properties fo:font-size="12pt" fo:font-weight="normal" officeooo:rsid="00111d82" officeooo:paragraph-rsid="00111d82"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113793" officeooo:paragraph-rsid="00113793"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132375" officeooo:paragraph-rsid="00132375"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officeooo:rsid="0015a7a9" officeooo:paragraph-rsid="0015a7a9"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officeooo:rsid="00169792" officeooo:paragraph-rsid="00169792"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style="normal" fo:font-weight="normal" officeooo:rsid="0013ab97" officeooo:paragraph-rsid="0013ab9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13ab97" officeooo:paragraph-rsid="0013ab9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5a7a9" officeooo:paragraph-rsid="0015a7a9" style:font-size-asian="10.5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start" style:justify-single-word="false"/>
      <style:text-properties fo:font-size="12pt" fo:font-style="normal" fo:font-weight="normal" officeooo:rsid="001a71fe" officeooo:paragraph-rsid="001a71fe" style:font-size-asian="10.5pt" style:font-style-asian="normal" style:font-weight-asian="normal" style:font-size-complex="12pt" style:font-style-complex="normal" style:font-weight-complex="normal"/>
    </style:style>
    <style:style style:name="P14" style:family="paragraph" style:parent-style-name="Standard" style:list-style-name="L3">
      <style:paragraph-properties fo:text-align="start" style:justify-single-word="false"/>
      <style:text-properties fo:font-size="12pt" fo:font-style="normal" fo:font-weight="normal" officeooo:rsid="001add1d" officeooo:paragraph-rsid="001add1d" style:font-size-asian="10.5pt" style:font-style-asian="normal" style:font-weight-asian="normal" style:font-size-complex="12pt" style:font-style-complex="normal" style:font-weight-complex="normal"/>
    </style:style>
    <style:style style:name="P15" style:family="paragraph" style:parent-style-name="Standard" style:list-style-name="L4">
      <style:paragraph-properties fo:text-align="start" style:justify-single-word="false"/>
      <style:text-properties fo:font-size="12pt" fo:font-style="normal" fo:font-weight="normal" officeooo:rsid="001ed1a8" officeooo:paragraph-rsid="001ed1a8" style:font-size-asian="10.5pt" style:font-style-asian="normal" style:font-weight-asian="normal" style:font-size-complex="12pt" style:font-style-complex="normal" style:font-weight-complex="normal"/>
    </style:style>
    <style:style style:name="P16" style:family="paragraph" style:parent-style-name="Standard" style:list-style-name="L5">
      <style:paragraph-properties fo:text-align="start" style:justify-single-word="false"/>
      <style:text-properties fo:font-size="12pt" fo:font-style="normal" fo:font-weight="normal" officeooo:rsid="001f2327" officeooo:paragraph-rsid="001f232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2327" officeooo:paragraph-rsid="001f2327" style:font-size-asian="10.5pt" style:font-style-asian="normal" style:font-weight-asian="normal" style:font-size-complex="12pt" style:font-style-complex="normal" style:font-weight-complex="normal"/>
    </style:style>
    <style:style style:name="P18" style:family="paragraph" style:parent-style-name="Standard" style:list-style-name="L7">
      <style:paragraph-properties fo:text-align="start" style:justify-single-word="false"/>
      <style:text-properties fo:font-size="12pt" fo:font-style="normal" fo:font-weight="normal" officeooo:rsid="001f2327" officeooo:paragraph-rsid="001f2327" style:font-size-asian="10.5pt" style:font-style-asian="normal" style:font-weight-asian="normal" style:font-size-complex="12pt" style:font-style-complex="normal" style:font-weight-complex="normal"/>
    </style:style>
    <style:style style:name="P19" style:family="paragraph" style:parent-style-name="Standard" style:list-style-name="L6">
      <style:paragraph-properties fo:text-align="start" style:justify-single-word="false"/>
      <style:text-properties fo:font-size="12pt" fo:font-style="normal" fo:font-weight="normal" officeooo:rsid="001fa779" officeooo:paragraph-rsid="001fa779"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fo:font-size="12pt" fo:font-style="normal" fo:font-weight="bold" officeooo:rsid="00178e40" officeooo:paragraph-rsid="00178e40" style:font-size-asian="10.5pt" style:font-style-asian="normal" style:font-weight-asian="bold" style:font-size-complex="12pt" style:font-style-complex="normal" style:font-weight-complex="bold"/>
    </style:style>
    <style:style style:name="P21" style:family="paragraph" style:parent-style-name="Standard" style:list-style-name="L2">
      <style:paragraph-properties fo:text-align="start" style:justify-single-word="false"/>
      <style:text-properties fo:font-size="12pt" fo:font-style="italic" fo:font-weight="normal" officeooo:rsid="00169792" officeooo:paragraph-rsid="00178e40" style:font-size-asian="10.5pt" style:font-style-asian="italic" style:font-weight-asian="normal" style:font-size-complex="12pt" style:font-style-complex="italic" style:font-weight-complex="normal"/>
    </style:style>
    <style:style style:name="P22" style:family="paragraph" style:parent-style-name="Standard" style:list-style-name="L2">
      <style:paragraph-properties fo:text-align="start" style:justify-single-word="false"/>
      <style:text-properties fo:font-size="12pt" fo:font-style="italic" fo:font-weight="normal" officeooo:rsid="00169792" officeooo:paragraph-rsid="00169792"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style="italic" fo:font-weight="normal" officeooo:rsid="00169792" officeooo:paragraph-rsid="00169792"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169792" officeooo:paragraph-rsid="001f2327" style:font-size-asian="10.5pt" style:font-style-asian="italic" style:font-weight-asian="normal" style:font-size-complex="12pt" style:font-style-complex="italic" style:font-weight-complex="normal"/>
    </style:style>
    <style:style style:name="P25" style:family="paragraph" style:parent-style-name="Standard" style:list-style-name="L3">
      <style:paragraph-properties fo:text-align="start" style:justify-single-word="false"/>
      <style:text-properties fo:font-size="12pt" fo:font-style="italic" fo:font-weight="normal" officeooo:rsid="001a71fe" officeooo:paragraph-rsid="001a71fe" style:font-size-asian="10.5pt" style:font-style-asian="italic" style:font-weight-asian="normal" style:font-size-complex="12pt" style:font-style-complex="italic" style:font-weight-complex="normal"/>
    </style:style>
    <style:style style:name="P26" style:family="paragraph" style:parent-style-name="Standard" style:list-style-name="L3">
      <style:paragraph-properties fo:text-align="start" style:justify-single-word="false"/>
      <style:text-properties fo:font-size="12pt" fo:font-style="italic" fo:font-weight="normal" officeooo:rsid="001add1d" officeooo:paragraph-rsid="001add1d"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4pt" fo:font-style="normal" fo:font-weight="bold" officeooo:rsid="0013ab97" officeooo:paragraph-rsid="0013ab97"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font-size="14pt" fo:font-style="normal" fo:font-weight="bold" officeooo:rsid="001ed1a8" officeooo:paragraph-rsid="001ed1a8" style:font-size-asian="12.25pt" style:font-style-asian="normal" style:font-weight-asian="bold" style:font-size-complex="14pt" style:font-style-complex="normal" style:font-weight-complex="bold"/>
    </style:style>
    <style:style style:name="P29" style:family="paragraph" style:parent-style-name="Standard" style:list-style-name="L3">
      <style:paragraph-properties fo:text-align="start" style:justify-single-word="false"/>
      <style:text-properties officeooo:paragraph-rsid="001a71fe"/>
    </style:style>
    <style:style style:name="P30" style:family="paragraph" style:parent-style-name="Standard" style:list-style-name="L3">
      <style:paragraph-properties fo:text-align="start" style:justify-single-word="false"/>
      <style:text-properties officeooo:paragraph-rsid="001add1d"/>
    </style:style>
    <style:style style:name="P31" style:family="paragraph" style:parent-style-name="Standard" style:list-style-name="L2">
      <style:paragraph-properties fo:text-align="start" style:justify-single-word="false"/>
      <style:text-properties officeooo:paragraph-rsid="0013ab97"/>
    </style:style>
    <style:style style:name="P32" style:family="paragraph" style:parent-style-name="Standard">
      <style:paragraph-properties fo:text-align="start" style:justify-single-word="false"/>
      <style:text-properties officeooo:paragraph-rsid="001f2327"/>
    </style:style>
    <style:style style:name="P33" style:family="paragraph" style:parent-style-name="Standard">
      <style:paragraph-properties fo:text-align="start" style:justify-single-word="false"/>
      <style:text-properties officeooo:rsid="001f2327" officeooo:paragraph-rsid="001f2327"/>
    </style:style>
    <style:style style:name="P34" style:family="paragraph" style:parent-style-name="Standard" style:list-style-name="L8">
      <style:paragraph-properties fo:text-align="start" style:justify-single-word="false"/>
      <style:text-properties fo:font-weight="normal" officeooo:rsid="001f2327" officeooo:paragraph-rsid="001f2327" style:font-weight-asian="normal" style:font-weight-complex="normal"/>
    </style:style>
    <style:style style:name="P35" style:family="paragraph" style:parent-style-name="Standard" style:list-style-name="L9">
      <style:paragraph-properties fo:text-align="start" style:justify-single-word="false"/>
      <style:text-properties fo:font-weight="normal" officeooo:rsid="001f2327" officeooo:paragraph-rsid="001f2327" style:font-weight-asian="normal" style:font-weight-complex="normal"/>
    </style:style>
    <style:style style:name="P36" style:family="paragraph" style:parent-style-name="Standard" style:list-style-name="L10">
      <style:paragraph-properties fo:text-align="start" style:justify-single-word="false"/>
      <style:text-properties fo:font-weight="normal" officeooo:rsid="001f2327" officeooo:paragraph-rsid="001f2327" style:font-weight-asian="normal" style:font-weight-complex="normal"/>
    </style:style>
    <style:style style:name="P37" style:family="paragraph" style:parent-style-name="Standard" style:list-style-name="L11">
      <style:paragraph-properties fo:text-align="start" style:justify-single-word="false"/>
      <style:text-properties fo:font-weight="normal" officeooo:paragraph-rsid="001f2327" style:font-weight-asian="normal" style:font-weight-complex="normal"/>
    </style:style>
    <style:style style:name="P38" style:family="paragraph" style:parent-style-name="Standard" style:list-style-name="L12">
      <style:paragraph-properties fo:text-align="start" style:justify-single-word="false"/>
      <style:text-properties fo:font-weight="normal" officeooo:paragraph-rsid="001f2327"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32375"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32375"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2pt" fo:font-style="italic" fo:font-weight="normal" officeooo:rsid="001add1d" style:font-size-asian="10.5pt" style:font-style-asian="italic" style:font-weight-asian="normal" style:font-size-complex="12pt" style:font-style-complex="italic" style:font-weight-complex="normal"/>
    </style:style>
    <style:style style:name="T7" style:family="text">
      <style:text-properties fo:font-size="12pt" fo:font-style="italic" fo:font-weight="normal" officeooo:rsid="001ccb61" style:font-size-asian="10.5pt" style:font-style-asian="italic" style:font-weight-asian="normal" style:font-size-complex="12pt" style:font-style-complex="italic" style:font-weight-complex="normal"/>
    </style:style>
    <style:style style:name="T8" style:family="text">
      <style:text-properties fo:font-size="12pt" fo:font-style="italic" fo:font-weight="normal" officeooo:rsid="0015a7a9" style:font-size-asian="10.5pt" style:font-style-asian="italic" style:font-weight-asian="normal" style:font-size-complex="12pt" style:font-style-complex="italic" style:font-weight-complex="normal"/>
    </style:style>
    <style:style style:name="T9" style:family="text">
      <style:text-properties fo:font-size="12pt" fo:font-style="italic" fo:font-weight="normal" officeooo:rsid="0021916f" style:font-size-asian="10.5pt" style:font-style-asian="italic" style:font-weight-asian="normal" style:font-size-complex="12pt" style:font-style-complex="italic" style:font-weight-complex="normal"/>
    </style:style>
    <style:style style:name="T10" style:family="text">
      <style:text-properties fo:font-size="12pt" fo:font-style="normal" fo:font-weight="normal" officeooo:rsid="001add1d"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a71fe"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3ab97"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ed1a8"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5a7a9" style:font-size-asian="10.5pt" style:font-style-asian="normal" style:font-weight-asian="normal" style:font-size-complex="12pt" style:font-style-complex="normal" style:font-weight-complex="normal"/>
    </style:style>
    <style:style style:name="T15" style:family="text">
      <style:text-properties fo:font-size="12pt" fo:font-style="normal" fo:font-weight="bold" style:font-size-asian="10.5pt" style:font-style-asian="normal" style:font-weight-asian="bold" style:font-size-complex="12pt" style:font-style-complex="normal" style:font-weight-complex="bold"/>
    </style:style>
    <style:style style:name="T16" style:family="text">
      <style:text-properties fo:font-size="12pt" fo:font-style="normal" fo:font-weight="bold" officeooo:rsid="001f2327" style:font-size-asian="10.5pt" style:font-style-asian="normal" style:font-weight-asian="bold" style:font-size-complex="12pt" style:font-style-complex="normal" style:font-weight-complex="bold"/>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officeooo:rsid="001f2327" style:font-size-asian="10.5pt" style:font-style-asian="normal" style:font-size-complex="12pt" style:font-style-complex="normal"/>
    </style:style>
    <style:style style:name="T19" style:family="text">
      <style:text-properties officeooo:rsid="001f2327"/>
    </style:style>
    <style:style style:name="T20" style:family="text">
      <style:text-properties fo:font-weight="bold" style:font-weight-asian="bold" style:font-weight-complex="bold"/>
    </style:style>
    <style:style style:name="T21" style:family="text">
      <style:text-properties officeooo:rsid="002191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DOM</text:p>
      <text:p text:style-name="P2"/>
      <text:p text:style-name="P2">Parts of a Web Browser</text:p>
      <text:list xml:id="list2670705898" text:style-name="L1">
        <text:list-item>
          <text:p text:style-name="P5">The window is the browser tab that a web page is loaded into. This is represented by the <text:span text:style-name="T1">Window</text:span><text:span text:style-name="T3"> object.</text:span></text:p>
          <text:list>
            <text:list-item>
              <text:p text:style-name="P6"><text:span text:style-name="T3">With the </text:span><text:span text:style-name="T1">Window</text:span><text:span text:style-name="T3"> object, it is possible to manipulate the document loaded into that window, store data specific to that document on the client-side, etc.</text:span></text:p>
            </text:list-item>
          </text:list>
        </text:list-item>
        <text:list-item>
          <text:p text:style-name="P6"><text:span text:style-name="T3">The navigator represents the state and identity of the browser (i.e. user agent) as it exists on the web. This is represented</text:span><text:span text:style-name="T4"> by the </text:span><text:span text:style-name="T2">Navigator </text:span><text:span text:style-name="T4">object.</text:span></text:p>
          <text:list>
            <text:list-item>
              <text:p text:style-name="P7"><text:span text:style-name="T3">The </text:span><text:span text:style-name="T1">Navigator</text:span><text:span text:style-name="T3"> object can retrieve things such as user's preferred language, a media stream from the user's webcam, etc.</text:span></text:p>
            </text:list-item>
          </text:list>
        </text:list-item>
        <text:list-item>
          <text:p text:style-name="P7"><text:span text:style-name="T3">The document (represented by the DOM) is the actual page loaded into the window, and is represented in Javascript by the </text:span><text:span text:style-name="T1">Document</text:span><text:span text:style-name="T3"> object.</text:span></text:p>
          <text:list>
            <text:list-item>
              <text:p text:style-name="P10">This object can be used to return and manipulate information on the HTML and CSS that comprises the document. It is possible to change an element's text content, apply new styles, create new elements, add to current elements, and remove elements.</text:p>
            </text:list-item>
          </text:list>
        </text:list-item>
      </text:list>
      <text:p text:style-name="P11"/>
      <text:p text:style-name="P27">The Document Object Model</text:p>
      <text:list xml:id="list3350035726" text:style-name="L2">
        <text:list-item>
          <text:p text:style-name="P31"><text:span text:style-name="T12">The </text:span><text:span text:style-name="T13">DOM (Document Object Model) is a</text:span><text:span text:style-name="T12"> 'tree</text:span><text:span text:style-name="T13">-like</text:span><text:span text:style-name="T12">'</text:span><text:span text:style-name="T13"> representation of the contents on a webpage. </text:span><text:span text:style-name="T14">The tree consists of </text:span><text:span text:style-name="T8">nodes</text:span><text:span text:style-name="T14"> which describes their position in the tree in relation to one another.</text:span></text:p>
          <text:list>
            <text:list-item>
              <text:p text:style-name="P8"><text:span text:style-name="T5">Element Node</text:span><text:span text:style-name="T3">: An element, as it exists in the DOM.</text:span></text:p>
            </text:list-item>
            <text:list-item>
              <text:p text:style-name="P8"><text:span text:style-name="T5">Root node</text:span><text:span text:style-name="T3">: The top node in the tree, in the case of HTML is always the HTML node. (other markup languages such as SVG and custom XML will have different root elements)</text:span></text:p>
            </text:list-item>
            <text:list-item>
              <text:p text:style-name="P8"><text:span text:style-name="T5">Child node</text:span><text:span text:style-name="T3">: A node directly inside another node.</text:span></text:p>
              <text:list>
                <text:list-item>
                  <text:p text:style-name="P8"><text:span text:style-name="T3">ex. </text:span><text:span text:style-name="T1">IMG </text:span><text:span text:style-name="T3">is a child of </text:span><text:span text:style-name="T1">SECTION</text:span></text:p>
                </text:list-item>
              </text:list>
            </text:list-item>
            <text:list-item>
              <text:p text:style-name="P8"><text:span text:style-name="T5">Descendent node</text:span><text:span text:style-name="T3">: A node </text:span><text:span text:style-name="T1">anywhere</text:span><text:span text:style-name="T3"> inside another node.</text:span></text:p>
            </text:list-item>
            <text:list-item>
              <text:p text:style-name="P8"><text:span text:style-name="T5">Parent node</text:span><text:span text:style-name="T3">: A node which has another node inside it.</text:span></text:p>
            </text:list-item>
            <text:list-item>
              <text:p text:style-name="P8"><text:span text:style-name="T5">Sibling node</text:span><text:span text:style-name="T3">: Nodes that sit on the same level in the DOM tree.</text:span></text:p>
            </text:list-item>
            <text:list-item>
              <text:p text:style-name="P8"><text:span text:style-name="T5">Text node</text:span><text:span text:style-name="T3">: A node containing a text string.</text:span></text:p>
            </text:list-item>
          </text:list>
        </text:list-item>
      </text:list>
      <text:p text:style-name="P12"/>
      <text:list xml:id="list231703276003391" text:continue-numbering="true" text:style-name="L2">
        <text:list-item>
          <text:p text:style-name="P9"><text:span text:style-name="T3">Common </text:span><text:span text:style-name="T1">Document </text:span><text:span text:style-name="T3">object methods:</text:span></text:p>
          <text:list>
            <text:list-item>
              <text:p text:style-name="P20">Recommended: </text:p>
              <text:list>
                <text:list-item>
                  <text:p text:style-name="P21">Document.querySelector();</text:p>
                </text:list-item>
                <text:list-item>
                  <text:p text:style-name="P21">Document.querySelectorAll();</text:p>
                </text:list-item>
              </text:list>
            </text:list-item>
            <text:list-item>
              <text:p text:style-name="P20">Older method:</text:p>
              <text:list>
                <text:list-item>
                  <text:p text:style-name="P22">Document.getElementbyId();</text:p>
                </text:list-item>
                <text:list-item>
                  <text:p text:style-name="P22">Document.getElementsbyTagName();</text:p>
                </text:list-item>
              </text:list>
            </text:list-item>
          </text:list>
        </text:list-item>
      </text:list>
      <text:p text:style-name="P3"/>
      <text:p text:style-name="P28">Targeting Nodes with Selectors</text:p>
      <text:list xml:id="list1918062073" text:style-name="L4">
        <text:list-item>
          <text:p text:style-name="P15">Selectors are used to target the nodes that you want to work with in the DOM. </text:p>
        </text:list-item>
        <text:list-item>
          <text:p text:style-name="P15">It is possible to use a combination of CSS-style selectors and relationship properties to target the node desired.</text:p>
          <text:list>
            <text:list-item>
              <text:p text:style-name="P15">To refer to a node like such: <text:span text:style-name="T1">&lt;div class='display'&gt;&lt;/div&gt;</text:span></text:p>
              <text:list>
                <text:list-item>
                  <text:p text:style-name="P15">div.display | .display | #container &gt; .display | div#container &gt; div.display</text:p>
                </text:list-item>
                <text:list-item>
                  <text:p text:style-name="P15">These selectors can be used to refer to the above node.</text:p>
                </text:list-item>
              </text:list>
            </text:list-item>
            <text:list-item>
              <text:p text:style-name="P15">Relational selectors like <text:span text:style-name="T1">firstElementChild</text:span> or <text:span text:style-name="T1">lastElementChild</text:span> can also be used to refer to nodes. A certain node can be identified based on its relationship to the nodes around it.</text:p>
            </text:list-item>
          </text:list>
        </text:list-item>
      </text:list>
      <text:p text:style-name="P28"><text:soft-page-break/>DOM Methods</text:p>
      <text:list xml:id="list3915703425" text:style-name="L5">
        <text:list-item>
          <text:p text:style-name="P16">Whenever HTML code is parsed by a web browser, it as converted to the DOM which creates nodes as objects that contain many properties and methods.</text:p>
        </text:list-item>
      </text:list>
      <text:p text:style-name="P17"/>
      <text:p text:style-name="P17"><text:tab/><text:span text:style-name="T20">Query Selectors</text:span></text:p>
      <text:list xml:id="list1845408253" text:style-name="L6">
        <text:list-item>
          <text:p text:style-name="P19"/>
        </text:list-item>
      </text:list>
      <text:p text:style-name="P17"><text:span text:style-name="T20"><text:tab/>Element Creation</text:span></text:p>
      <text:list xml:id="list2707428987" text:style-name="L7">
        <text:list-item>
          <text:p text:style-name="P18"/>
        </text:list-item>
      </text:list>
      <text:p text:style-name="P32"><text:span text:style-name="T16"><text:tab/>Appending, Removing, and Altering Elements</text:span></text:p>
      <text:list xml:id="list3739510021" text:style-name="L8">
        <text:list-item>
          <text:p text:style-name="P34"><text:span text:style-name="T18"/></text:p>
        </text:list-item>
      </text:list>
      <text:p text:style-name="P33"><text:span text:style-name="T15"><text:tab/>Adding inline Style</text:span></text:p>
      <text:list xml:id="list4184059468" text:style-name="L9">
        <text:list-item>
          <text:p text:style-name="P35"><text:span text:style-name="T17"/></text:p>
        </text:list-item>
      </text:list>
      <text:p text:style-name="P33"><text:span text:style-name="T15"><text:tab/>Editing Attributes</text:span></text:p>
      <text:list xml:id="list539989634" text:style-name="L10">
        <text:list-item>
          <text:p text:style-name="P36"><text:span text:style-name="T17"/></text:p>
        </text:list-item>
      </text:list>
      <text:p text:style-name="P32"><text:span text:style-name="T16"><text:tab/>Working With Classes</text:span></text:p>
      <text:list xml:id="list1186434682" text:style-name="L11">
        <text:list-item>
          <text:p text:style-name="P37"><text:span text:style-name="T18"/></text:p>
        </text:list-item>
      </text:list>
      <text:p text:style-name="P32"><text:span text:style-name="T16"><text:tab/>Adding HTML Content</text:span></text:p>
      <text:list xml:id="list2053372190" text:style-name="L12">
        <text:list-item>
          <text:p text:style-name="P38"><text:span text:style-name="T18"/></text:p>
        </text:list-item>
      </text:list>
      <text:p text:style-name="P24"/>
      <text:p text:style-name="P3"/>
      <text:p text:style-name="P4">Creating and Placing New Node</text:p>
      <text:list xml:id="list1653970227" text:style-name="L3">
        <text:list-item>
          <text:p text:style-name="P13">Start by grabbing a reference element.</text:p>
          <text:list>
            <text:list-item>
              <text:p text:style-name="P25">const reference = Document.querySelector('reference');</text:p>
            </text:list-item>
          </text:list>
        </text:list-item>
        <text:list-item>
          <text:p text:style-name="P29"><text:span text:style-name="T10">C</text:span><text:span text:style-name="T11">reate a </text:span><text:span text:style-name="T10">new element</text:span></text:p>
          <text:list>
            <text:list-item>
              <text:p text:style-name="P30"><text:span text:style-name="T6">const para = Document.</text:span><text:span text:style-name="T7">create</text:span><text:span text:style-name="T6">Element('p');</text:span></text:p>
              <text:p text:style-name="P26"/>
            </text:list-item>
          </text:list>
        </text:list-item>
        <text:list-item>
          <text:p text:style-name="P14">Add text content to the new paragraph element</text:p>
          <text:list>
            <text:list-item>
              <text:p text:style-name="P30"><text:span text:style-name="T9">para</text:span><text:span text:style-name="T6">.textContent = 'place text here';</text:span></text:p>
            </text:list-item>
          </text:list>
        </text:list-item>
        <text:list-item>
          <text:p text:style-name="P14">Append the new element to the end of the reference element.</text:p>
          <text:list>
            <text:list-item>
              <text:p text:style-name="P26">reference.appendChild(para);</text:p>
            </text:list-item>
          </text:list>
        </text:list-item>
        <text:list-item>
          <text:p text:style-name="P14">Add a text node to the paragraph the link sits inside.</text:p>
          <text:list>
            <text:list-item>
              <text:p text:style-name="P26">const text = Document.createTextNode(' place text here');</text:p>
            </text:list-item>
          </text:list>
        </text:list-item>
        <text:list-item>
          <text:p text:style-name="P14">Grab a reference to the paragraph the link is inside, and append the text node to it.</text:p>
          <text:list>
            <text:list-item>
              <text:p text:style-name="P26">const linkPara = Document.querySelector('p');</text:p>
            </text:list-item>
            <text:list-item>
              <text:p text:style-name="P26">linkPara.appendChild(text);</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63" meta:word-count="587" meta:character-count="3401" meta:non-whitespace-character-count="2910"/>
  </office:meta>
</office:document-meta>
</file>